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BeforeSMTPHelper.isAuthorized( String 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BeforeSMTPHelper.POP3BeforeSMTP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P3BeforeSMTPHelper.removeExpiredIP( long clear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P3BeforeSMTPHelper.removeExpired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BeforeSMTPHelper.addIPAddress( String 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BeforeSMTPHelper.clear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